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Name: Bhavesh</text:p>
      <text:p text:style-name="P1">Skills: Python, SQL, Machine Learning, Power BI</text:p>
      <text:p text:style-name="P1">Projects: Resume Generator, Skill Gap Analyzer</text:p>
      <text:p text:style-name="P1">Experience: Intern at TCS</text:p>
      <text:p text:style-name="P1">Education: B.Tech in Computer Sci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6</meta:generator>
  </office:meta>
</office:document-meta>
</file>